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line-height="100%"/>
      <style:text-properties officeooo:rsid="001a903f" officeooo:paragraph-rsid="001a903f"/>
    </style:style>
    <style:style style:name="P2" style:family="paragraph" style:list-style-name="L1">
      <style:paragraph-properties fo:margin-top="0in" fo:margin-bottom="0in" loext:contextual-spacing="false" fo:line-height="100%"/>
    </style:style>
    <style:style style:name="P3" style:family="paragraph" style:list-style-name="L1">
      <style:paragraph-properties fo:margin-top="0in" fo:margin-bottom="0in" loext:contextual-spacing="false" fo:line-height="100%"/>
      <style:text-properties officeooo:rsid="001a903f" officeooo:paragraph-rsid="001a903f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s to-do</text:h>
      <text:p text:style-name="Text_20_body"/>
      <text:list xml:id="list5578404803939479574" text:style-name="L1">
        <text:list-item>
          <text:p>Chapter 3</text:p>
          <text:list>
            <text:list-item>
              <text:p text:style-name="P1">1: Prove that when calculating a median of a list of numbers, you cannot discard any one if you do not know how many more are remaining to store</text:p>
            </text:list-item>
            <text:list-item>
              <text:p text:style-name="P1">2: Given a list of numbers, print the quartiles (largest quarter, then next and so on)</text:p>
            </text:list-item>
            <text:list-item>
              <text:p text:style-name="P1">3: Given a list of strings, count how many unique strings appear </text:p>
            </text:list-item>
            <text:list-item>
              <text:p text:style-name="P1">5: do ch 3’s grade problem for many students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6:03:30.038988019</meta:creation-date>
    <meta:generator>LibreOffice/5.1.4.2$Linux_X86_64 LibreOffice_project/10m0$Build-2</meta:generator>
    <dc:date>2016-08-25T16:10:34.563482407</dc:date>
    <meta:editing-duration>PT6M19S</meta:editing-duration>
    <meta:editing-cycles>1</meta:editing-cycles>
    <meta:document-statistic meta:table-count="0" meta:image-count="0" meta:object-count="0" meta:page-count="1" meta:paragraph-count="7" meta:word-count="76" meta:character-count="368" meta:non-whitespace-character-count="303"/>
  </office:meta>
</office:document-meta>
</file>